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e5c00" draw:fill-color="#fcaf3e" draw:textarea-horizontal-align="justify" draw:textarea-vertical-align="middle" draw:auto-grow-height="false" fo:min-height="1.802cm" fo:min-width="3.672cm" draw:shadow="visible"/>
    </style:style>
    <style:style style:name="gr2" style:family="graphic" style:parent-style-name="standard">
      <style:graphic-properties svg:stroke-color="#e327ff" draw:fill-color="#e327ff" draw:textarea-horizontal-align="justify" draw:textarea-vertical-align="middle" draw:auto-grow-height="false" fo:min-height="1.802cm" fo:min-width="3.672cm" draw:shadow="visible"/>
    </style:style>
    <style:style style:name="gr3" style:family="graphic" style:parent-style-name="standard">
      <style:graphic-properties svg:stroke-color="#fc5c00" draw:fill-color="#fc5c00" draw:textarea-horizontal-align="justify" draw:textarea-vertical-align="middle" draw:auto-grow-height="false" fo:min-height="1.802cm" fo:min-width="3.672cm" draw:shadow="visible"/>
    </style:style>
    <style:style style:name="gr4" style:family="graphic" style:parent-style-name="standard">
      <style:graphic-properties svg:stroke-color="#00a0fc" draw:fill-color="#00a0fc" draw:textarea-horizontal-align="justify" draw:textarea-vertical-align="middle" draw:auto-grow-height="false" fo:min-height="1.802cm" fo:min-width="3.672cm" draw:shadow="visib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1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3.068cm" fo:min-width="0.07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-color="#fcaf3e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-color="#e327ff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fc5c00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00a0fc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9cm" svg:height="2.9cm" svg:x="1.4cm" svg:y="9.3cm">
          <text:p text:style-name="P1"><text:span text:style-name="T1">Limitation de vitesse</text:span></text:p>
          <text:p text:style-name="P1"><text:span text:style-name="T1">à 110 km/h sur auto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9cm" svg:height="2.9cm" svg:x="1.4cm" svg:y="9.3cm">
          <text:p text:style-name="P1"><text:span text:style-name="T1">Limitation de vitesse</text:span></text:p>
          <text:p text:style-name="P1"><text:span text:style-name="T1">à 110 km/h sur auto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9cm" svg:height="2.9cm" svg:x="8.1cm" svg:y="9.3cm">
          <text:p text:style-name="P1"><text:span text:style-name="T1">Gratuité des autorou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9cm" svg:height="2.9cm" svg:x="18.8cm" svg:y="9.2cm">
          <text:p text:style-name="P1"><text:span text:style-name="T1">Taxe CO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9cm" svg:height="2.9cm" svg:x="5cm" svg:y="4cm">
          <text:p text:style-name="P1"><text:span text:style-name="T1">Sécurité routièr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9cm" svg:height="2.9cm" svg:x="13.8cm" svg:y="3.9cm">
          <text:p text:style-name="P1"><text:span text:style-name="T1">Mesures Écologiqu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4.6cm" svg:y1="6.6cm" svg:x2="13cm" svg:y2="9.8cm">
          <text:p/>
        </draw:line>
        <draw:line draw:style-name="gr5" draw:text-style-name="P6" draw:layer="layout" svg:x1="18.5cm" svg:y1="6.7cm" svg:x2="20.3cm" svg:y2="9.2cm">
          <text:p/>
        </draw:line>
        <draw:line draw:style-name="gr5" draw:text-style-name="P6" draw:layer="layout" svg:x1="10.1cm" svg:y1="6.5cm" svg:x2="11cm" svg:y2="9.2cm">
          <text:p/>
        </draw:line>
        <draw:line draw:style-name="gr5" draw:text-style-name="P6" draw:layer="layout" svg:x1="5.8cm" svg:y1="6.7cm" svg:x2="4.4cm" svg:y2="9.3cm">
          <text:p/>
        </draw:line>
        <draw:line draw:style-name="gr5" draw:text-style-name="P6" draw:layer="layout" svg:x1="13.7cm" svg:y1="6cm" svg:x2="6.5cm" svg:y2="9.6cm">
          <text:p/>
        </draw:line>
        <draw:frame draw:style-name="gr6" draw:text-style-name="P7" draw:layer="layout" svg:width="5.4cm" svg:height="0.763cm" svg:x="22.9cm" svg:y="5.2cm">
          <draw:text-box>
            <text:p><text:span text:style-name="T2">Super-idées</text:span></text:p>
          </draw:text-box>
        </draw:frame>
        <draw:custom-shape draw:style-name="gr7" draw:text-style-name="P6" draw:layer="layout" svg:width="1.6cm" svg:height="3.5cm" svg:x="21.2cm" svg:y="3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7" draw:layer="layout" svg:width="3.6cm" svg:height="0.763cm" svg:x="14.6cm" svg:y="10.4cm">
          <draw:text-box>
            <text:p text:style-name="P1"><text:span text:style-name="T2">Idées-feuil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0:28:32.411892400</meta:creation-date>
    <dc:date>2020-04-17T16:53:58.399552236</dc:date>
    <meta:editing-duration>PT2H29M24S</meta:editing-duration>
    <meta:editing-cycles>6</meta:editing-cycles>
    <meta:generator>LibreOffice/6.1.5.2$Linux_X86_64 LibreOffice_project/10$Build-2</meta:generator>
    <meta:document-statistic meta:object-count="14"/>
  </office:meta>
</office:document-meta>
</file>